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25102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8744" calcext:value-type="float">
            <text:p>120.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102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5216" calcext:value-type="float">
            <text:p>120.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102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3024" calcext:value-type="float">
            <text:p>120.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102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9496" calcext:value-type="float">
            <text:p>119.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102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7304" calcext:value-type="float">
            <text:p>119.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102</text:p>
          </table:table-cell>
          <table:table-cell office:value-type="string" calcext:value-type="string">
            <text:p>201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7784" calcext:value-type="float">
            <text:p>119.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102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0352" calcext:value-type="float">
            <text:p>119.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102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1584" calcext:value-type="float">
            <text:p>119.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102</text:p>
          </table:table-cell>
          <table:table-cell office:value-type="string" calcext:value-type="string">
            <text:p>2016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4152" calcext:value-type="float">
            <text:p>118.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102</text:p>
          </table:table-cell>
          <table:table-cell office:value-type="string" calcext:value-type="string">
            <text:p>201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9976" calcext:value-type="float">
            <text:p>119.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102</text:p>
          </table:table-cell>
          <table:table-cell office:value-type="string" calcext:value-type="string">
            <text:p>196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048" calcext:value-type="float">
            <text:p>114.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